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8244in"/>
    </style:style>
    <style:style style:name="co4" style:family="table-column">
      <style:table-column-properties fo:break-before="auto" style:column-width="2.45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1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104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1017" table:default-cell-style-name="ce2"/>
        <table:table-row table:style-name="ro2">
          <table:table-cell table:style-name="ce1" office:value-type="string">
            <text:p>Boards</text:p>
          </table:table-cell>
          <table:table-cell table:number-columns-repeated="1023"/>
        </table:table-row>
        <table:table-row table:style-name="ro1">
          <table:table-cell office:value-type="string">
            <text:p>Card</text:p>
          </table:table-cell>
          <table:table-cell office:value-type="string">
            <text:p>Mouser PN</text:p>
          </table:table-cell>
          <table:table-cell office:value-type="string">
            <text:p>Description</text:p>
          </table:table-cell>
          <table:table-cell office:value-type="string">
            <text:p>Cost Each</text:p>
          </table:table-cell>
          <table:table-cell office:value-type="string">
            <text:p>Number</text:p>
          </table:table-cell>
          <table:table-cell office:value-type="string">
            <text:p>Ext. Price</text:p>
          </table:table-cell>
          <table:table-cell office:value-type="string">
            <text:p>Total</text:p>
          </table:table-cell>
          <table:table-cell table:number-columns-repeated="1017"/>
        </table:table-row>
        <table:table-row table:style-name="ro1">
          <table:table-cell office:value-type="string">
            <text:p>1006-Rs232</text:p>
          </table:table-cell>
          <table:table-cell office:value-type="string">
            <text:p>595-TRS232ECN </text:p>
          </table:table-cell>
          <table:table-cell office:value-type="string">
            <text:p>RS232 Intf Chip</text:p>
          </table:table-cell>
          <table:table-cell office:value-type="currency" office:currency="USD" office:value="1.23">
            <text:p>$1.23</text:p>
          </table:table-cell>
          <table:table-cell office:value-type="float" office:value="1">
            <text:p>1</text:p>
          </table:table-cell>
          <table:table-cell table:formula="of:=[.E3]*[.D3]" office:value-type="currency" office:currency="USD" office:value="1.23">
            <text:p>$1.2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1E105K </text:p>
          </table:table-cell>
          <table:table-cell office:value-type="string">
            <text:p>1 uF capacitors</text:p>
          </table:table-cell>
          <table:table-cell office:value-type="currency" office:currency="USD" office:value="0.28">
            <text:p>$0.28</text:p>
          </table:table-cell>
          <table:table-cell office:value-type="float" office:value="5">
            <text:p>5</text:p>
          </table:table-cell>
          <table:table-cell table:formula="of:=[.E4]*[.D4]"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23-L77SDE09SA4CH4R </text:p>
          </table:table-cell>
          <table:table-cell office:value-type="string">
            <text:p>DB9 Female throughole connector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E5]*[.D5]" office:value-type="currency" office:currency="USD" office:value="0.76">
            <text:p>$0.7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1">
            <text:p>1</text:p>
          </table:table-cell>
          <table:table-cell table:formula="of:=[.E6]*[.D6]" office:value-type="currency" office:currency="USD" office:value="0.18">
            <text:p>$0.1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 office:value-type="string">
            <text:p>Comes with MaxPwr board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E7]*[.D7]" office:value-type="currency" office:currency="USD" office:value="0">
            <text:p>$0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3:.F7])" office:value-type="currency" office:currency="USD" office:value="3.57">
            <text:p>$3.57</text:p>
          </table:table-cell>
          <table:table-cell office:value-type="float" office:value="1">
            <text:p>1</text:p>
          </table:table-cell>
          <table:table-cell/>
          <table:table-cell table:formula="of:=[.E8]*[.D8]" office:value-type="currency" office:currency="USD" office:value="3.57">
            <text:p>$3.5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1-SolDrv</text:p>
          </table:table-cell>
          <table:table-cell office:value-type="string">
            <text:p>841-MC9S08SE8CRL </text:p>
          </table:table-cell>
          <table:table-cell office:value-type="string">
            <text:p>MC9S08SE8 DIP processor</text:p>
          </table:table-cell>
          <table:table-cell office:value-type="currency" office:currency="USD" office:value="2.8">
            <text:p>$2.80</text:p>
          </table:table-cell>
          <table:table-cell office:value-type="float" office:value="1">
            <text:p>1</text:p>
          </table:table-cell>
          <table:table-cell table:formula="of:=[.E10]*[.D10]" office:value-type="currency" office:currency="USD" office:value="2.8">
            <text:p>$2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49-78548-406HLF</text:p>
          </table:table-cell>
          <table:table-cell office:value-type="string">
            <text:p>2x3 pin 100 mil debug header</text:p>
          </table:table-cell>
          <table:table-cell office:value-type="currency" office:currency="USD" office:value="0.34">
            <text:p>$0.34</text:p>
          </table:table-cell>
          <table:table-cell office:value-type="float" office:value="1">
            <text:p>1</text:p>
          </table:table-cell>
          <table:table-cell table:formula="of:=[.E11]*[.D11]" office:value-type="currency" office:currency="USD" office:value="0.34">
            <text:p>$0.3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99-3.3K-RC </text:p>
          </table:table-cell>
          <table:table-cell office:value-type="string">
            <text:p>3.3K through hole resistors</text:p>
          </table:table-cell>
          <table:table-cell office:value-type="currency" office:currency="USD" office:value="0.1">
            <text:p>$0.10</text:p>
          </table:table-cell>
          <table:table-cell office:value-type="float" office:value="2">
            <text:p>2</text:p>
          </table:table-cell>
          <table:table-cell table:formula="of:=[.E12]*[.D12]" office:value-type="currency" office:currency="USD" office:value="0.2">
            <text:p>$0.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0J106M</text:p>
          </table:table-cell>
          <table:table-cell office:value-type="string">
            <text:p>10 uF capacitors</text:p>
          </table:table-cell>
          <table:table-cell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E13]*[.D13]" office:value-type="currency" office:currency="USD" office:value="0.4">
            <text:p>$0.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10">
            <text:p>10</text:p>
          </table:table-cell>
          <table:table-cell table:formula="of:=[.E14]*[.D14]" office:value-type="currency" office:currency="USD" office:value="0.69">
            <text:p>$0.6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10">
            <text:p>10</text:p>
          </table:table-cell>
          <table:table-cell table:formula="of:=[.E15]*[.D15]" office:value-type="currency" office:currency="USD" office:value="1.23">
            <text:p>$1.2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2">
            <text:p>2</text:p>
          </table:table-cell>
          <table:table-cell table:formula="of:=[.E16]*[.D16]" office:value-type="currency" office:currency="USD" office:value="0.36">
            <text:p>$0.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942-IRLN540PBF</text:p>
          </table:table-cell>
          <table:table-cell office:value-type="string">
            <text:p>IRL540 Hi current MOSFET</text:p>
          </table:table-cell>
          <table:table-cell office:value-type="currency" office:currency="USD" office:value="1.03">
            <text:p>$1.03</text:p>
          </table:table-cell>
          <table:table-cell office:value-type="float" office:value="2">
            <text:p>2</text:p>
          </table:table-cell>
          <table:table-cell table:formula="of:=[.E17]*[.D17]" office:value-type="currency" office:currency="USD" office:value="2.06">
            <text:p>$2.0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942-IRLN520PBF</text:p>
          </table:table-cell>
          <table:table-cell office:value-type="string">
            <text:p>IRL520 Lo current MOSFET</text:p>
          </table:table-cell>
          <table:table-cell office:value-type="currency" office:currency="USD" office:value="0.725">
            <text:p>$0.73</text:p>
          </table:table-cell>
          <table:table-cell office:value-type="float" office:value="6">
            <text:p>6</text:p>
          </table:table-cell>
          <table:table-cell table:formula="of:=[.E18]*[.D18]" office:value-type="currency" office:currency="USD" office:value="4.35">
            <text:p>$4.3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2">
            <text:p>$2.00</text:p>
          </table:table-cell>
          <table:table-cell office:value-type="float" office:value="1">
            <text:p>1</text:p>
          </table:table-cell>
          <table:table-cell office:value-type="currency" office:currency="USD" office:value="1">
            <text:p>$1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unting hardware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E20]*[.D20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10:.F20])" office:value-type="currency" office:currency="USD" office:value="14.18">
            <text:p>$14.18</text:p>
          </table:table-cell>
          <table:table-cell office:value-type="float" office:value="2">
            <text:p>2</text:p>
          </table:table-cell>
          <table:table-cell/>
          <table:table-cell table:formula="of:=[.E21]*[.D21]" office:value-type="currency" office:currency="USD" office:value="28.36">
            <text:p>$28.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3-InpBrd</text:p>
          </table:table-cell>
          <table:table-cell office:value-type="string">
            <text:p>841-MC9S08SE8CRL </text:p>
          </table:table-cell>
          <table:table-cell office:value-type="string">
            <text:p>MC9S08SE8 DIP processor</text:p>
          </table:table-cell>
          <table:table-cell office:value-type="currency" office:currency="USD" office:value="2.8">
            <text:p>$2.80</text:p>
          </table:table-cell>
          <table:table-cell office:value-type="float" office:value="1">
            <text:p>1</text:p>
          </table:table-cell>
          <table:table-cell table:formula="of:=[.E23]*[.D23]" office:value-type="currency" office:currency="USD" office:value="2.8">
            <text:p>$2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49-78548-406HLF</text:p>
          </table:table-cell>
          <table:table-cell office:value-type="string">
            <text:p>2x3 pin 100 mil debug header</text:p>
          </table:table-cell>
          <table:table-cell office:value-type="currency" office:currency="USD" office:value="0.34">
            <text:p>$0.34</text:p>
          </table:table-cell>
          <table:table-cell office:value-type="float" office:value="1">
            <text:p>1</text:p>
          </table:table-cell>
          <table:table-cell table:formula="of:=[.E24]*[.D24]" office:value-type="currency" office:currency="USD" office:value="0.34">
            <text:p>$0.3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99-3.3K-RC </text:p>
          </table:table-cell>
          <table:table-cell office:value-type="string">
            <text:p>3.3K through hole resistors</text:p>
          </table:table-cell>
          <table:table-cell office:value-type="currency" office:currency="USD" office:value="0.1">
            <text:p>$0.10</text:p>
          </table:table-cell>
          <table:table-cell office:value-type="float" office:value="2">
            <text:p>2</text:p>
          </table:table-cell>
          <table:table-cell table:formula="of:=[.E25]*[.D25]" office:value-type="currency" office:currency="USD" office:value="0.2">
            <text:p>$0.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0J106M</text:p>
          </table:table-cell>
          <table:table-cell office:value-type="string">
            <text:p>10 uF capacitors</text:p>
          </table:table-cell>
          <table:table-cell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E26]*[.D26]" office:value-type="currency" office:currency="USD" office:value="0.4">
            <text:p>$0.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16">
            <text:p>16</text:p>
          </table:table-cell>
          <table:table-cell table:formula="of:=[.E27]*[.D27]" office:value-type="currency" office:currency="USD" office:value="1.104">
            <text:p>$1.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2">
            <text:p>2</text:p>
          </table:table-cell>
          <table:table-cell table:formula="of:=[.E28]*[.D28]" office:value-type="currency" office:currency="USD" office:value="0.36">
            <text:p>$0.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2">
            <text:p>$2.00</text:p>
          </table:table-cell>
          <table:table-cell office:value-type="float" office:value="1">
            <text:p>1</text:p>
          </table:table-cell>
          <table:table-cell office:value-type="currency" office:currency="USD" office:value="1">
            <text:p>$1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unting hardware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E30]*[.D30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23:.F30])" office:value-type="currency" office:currency="USD" office:value="6.954">
            <text:p>$6.95</text:p>
          </table:table-cell>
          <table:table-cell office:value-type="float" office:value="2">
            <text:p>2</text:p>
          </table:table-cell>
          <table:table-cell/>
          <table:table-cell table:formula="of:=[.E31]*[.D31]" office:value-type="currency" office:currency="USD" office:value="13.908">
            <text:p>$13.9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1-IncandDrv</text:p>
          </table:table-cell>
          <table:table-cell office:value-type="string">
            <text:p>511-STPIC6D595B1R </text:p>
          </table:table-cell>
          <table:table-cell office:value-type="string">
            <text:p>8 bit shift register, open collector</text:p>
          </table:table-cell>
          <table:table-cell office:value-type="currency" office:currency="USD" office:value="0.74">
            <text:p>$0.74</text:p>
          </table:table-cell>
          <table:table-cell office:value-type="float" office:value="1">
            <text:p>1</text:p>
          </table:table-cell>
          <table:table-cell table:formula="of:=[.E33]*[.D33]" office:value-type="currency" office:currency="USD" office:value="0.74">
            <text:p>$0.7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1E105K </text:p>
          </table:table-cell>
          <table:table-cell office:value-type="string">
            <text:p>1 uF capacitors</text:p>
          </table:table-cell>
          <table:table-cell office:value-type="currency" office:currency="USD" office:value="0.28">
            <text:p>$0.28</text:p>
          </table:table-cell>
          <table:table-cell office:value-type="float" office:value="1">
            <text:p>1</text:p>
          </table:table-cell>
          <table:table-cell table:formula="of:=[.E34]*[.D34]" office:value-type="currency" office:currency="USD" office:value="0.28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2">
            <text:p>2</text:p>
          </table:table-cell>
          <table:table-cell table:formula="of:=[.E35]*[.D35]" office:value-type="currency" office:currency="USD" office:value="0.246">
            <text:p>$0.2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03-MFR-25FRF5210K</text:p>
          </table:table-cell>
          <table:table-cell office:value-type="string">
            <text:p>10K through hole resistors</text:p>
          </table:table-cell>
          <table:table-cell office:value-type="currency" office:currency="USD" office:value="0.015">
            <text:p>$0.02</text:p>
          </table:table-cell>
          <table:table-cell office:value-type="float" office:value="9">
            <text:p>9</text:p>
          </table:table-cell>
          <table:table-cell table:formula="of:=[.E36]*[.D36]" office:value-type="currency" office:currency="USD" office:value="0.135">
            <text:p>$0.1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12-BS170D27Z</text:p>
          </table:table-cell>
          <table:table-cell office:value-type="string">
            <text:p>N Channel MOSFET</text:p>
          </table:table-cell>
          <table:table-cell office:value-type="currency" office:currency="USD" office:value="0.104">
            <text:p>$0.10</text:p>
          </table:table-cell>
          <table:table-cell office:value-type="float" office:value="8">
            <text:p>8</text:p>
          </table:table-cell>
          <table:table-cell table:formula="of:=[.E37]*[.D37]" office:value-type="currency" office:currency="USD" office:value="0.832">
            <text:p>$0.8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6</text:p>
          </table:table-cell>
          <table:table-cell office:value-type="string">
            <text:p>1x6 pin 100 mil header</text:p>
          </table:table-cell>
          <table:table-cell office:value-type="currency" office:currency="USD" office:value="0.192">
            <text:p>$0.19</text:p>
          </table:table-cell>
          <table:table-cell office:value-type="float" office:value="2">
            <text:p>2</text:p>
          </table:table-cell>
          <table:table-cell table:formula="of:=[.E38]*[.D38]" office:value-type="currency" office:currency="USD" office:value="0.384">
            <text:p>$0.3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4">
            <text:p>4</text:p>
          </table:table-cell>
          <table:table-cell table:formula="of:=[.E39]*[.D39]" office:value-type="currency" office:currency="USD" office:value="0.276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1">
            <text:p>$1.00</text:p>
          </table:table-cell>
          <table:table-cell office:value-type="float" office:value="1">
            <text:p>1</text:p>
          </table:table-cell>
          <table:table-cell table:formula="of:=[.E40]*[.D40]" office:value-type="currency" office:currency="USD" office:value="1">
            <text:p>$1.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unting hardware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E41]*[.D41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33:.F41])" office:value-type="currency" office:currency="USD" office:value="4.643">
            <text:p>$4.64</text:p>
          </table:table-cell>
          <table:table-cell office:value-type="float" office:value="8">
            <text:p>8</text:p>
          </table:table-cell>
          <table:table-cell/>
          <table:table-cell table:formula="of:=[.E42]*[.D42]" office:value-type="currency" office:currency="USD" office:value="37.144">
            <text:p>$37.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0-PiShield</text:p>
          </table:table-cell>
          <table:table-cell office:value-type="string">
            <text:p>595-SN74LVC245AN</text:p>
          </table:table-cell>
          <table:table-cell office:value-type="string">
            <text:p>Octal shift register</text:p>
          </table:table-cell>
          <table:table-cell office:value-type="currency" office:currency="USD" office:value="0.59">
            <text:p>$0.59</text:p>
          </table:table-cell>
          <table:table-cell office:value-type="float" office:value="1">
            <text:p>1</text:p>
          </table:table-cell>
          <table:table-cell table:formula="of:=[.E44]*[.D44]" office:value-type="currency" office:currency="USD" office:value="0.59">
            <text:p>$0.5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3">
            <text:p>3</text:p>
          </table:table-cell>
          <table:table-cell table:formula="of:=[.E45]*[.D45]" office:value-type="currency" office:currency="USD" office:value="0.369">
            <text:p>$0.3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03-MFR-25FRF5210K</text:p>
          </table:table-cell>
          <table:table-cell office:value-type="string">
            <text:p>10K through hole resistors</text:p>
          </table:table-cell>
          <table:table-cell office:value-type="currency" office:currency="USD" office:value="0.015">
            <text:p>$0.02</text:p>
          </table:table-cell>
          <table:table-cell office:value-type="float" office:value="1">
            <text:p>1</text:p>
          </table:table-cell>
          <table:table-cell table:formula="of:=[.E46]*[.D46]" office:value-type="currency" office:currency="USD" office:value="0.015">
            <text:p>$0.0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12-BS170D27Z</text:p>
          </table:table-cell>
          <table:table-cell office:value-type="string">
            <text:p>N Channel MOSFET</text:p>
          </table:table-cell>
          <table:table-cell office:value-type="currency" office:currency="USD" office:value="0.104">
            <text:p>$0.10</text:p>
          </table:table-cell>
          <table:table-cell office:value-type="float" office:value="1">
            <text:p>1</text:p>
          </table:table-cell>
          <table:table-cell table:formula="of:=[.E47]*[.D47]" office:value-type="currency" office:currency="USD" office:value="0.104">
            <text:p>$0.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44</text:p>
          </table:table-cell>
          <table:table-cell office:value-type="string">
            <text:p>1x4 pin 100 mil header</text:p>
          </table:table-cell>
          <table:table-cell office:value-type="currency" office:currency="USD" office:value="0.18">
            <text:p>$0.18</text:p>
          </table:table-cell>
          <table:table-cell office:value-type="float" office:value="1">
            <text:p>1</text:p>
          </table:table-cell>
          <table:table-cell table:formula="of:=[.E48]*[.D48]" office:value-type="currency" office:currency="USD" office:value="0.18">
            <text:p>$0.1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1">
            <text:p>1</text:p>
          </table:table-cell>
          <table:table-cell table:formula="of:=[.E49]*[.D49]" office:value-type="currency" office:currency="USD" office:value="0.069">
            <text:p>$0.0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10-FK18X5R1E105K </text:p>
          </table:table-cell>
          <table:table-cell office:value-type="string">
            <text:p>1 uF capacitors</text:p>
          </table:table-cell>
          <table:table-cell office:value-type="currency" office:currency="USD" office:value="0.28">
            <text:p>$0.28</text:p>
          </table:table-cell>
          <table:table-cell office:value-type="float" office:value="1">
            <text:p>1</text:p>
          </table:table-cell>
          <table:table-cell table:formula="of:=[.E50]*[.D50]" office:value-type="currency" office:currency="USD" office:value="0.28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72-920-0134-01</text:p>
          </table:table-cell>
          <table:table-cell office:value-type="string">
            <text:p>Header to interface to Pi</text:p>
          </table:table-cell>
          <table:table-cell office:value-type="currency" office:currency="USD" office:value="0.75">
            <text:p>$0.75</text:p>
          </table:table-cell>
          <table:table-cell office:value-type="float" office:value="1">
            <text:p>1</text:p>
          </table:table-cell>
          <table:table-cell table:formula="of:=[.E51]*[.D51]" office:value-type="currency" office:currency="USD" office:value="0.75">
            <text:p>$0.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 office:value-type="string">
            <text:p>Comes with MaxPwr board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E52]*[.D52]" office:value-type="currency" office:currency="USD" office:value="0">
            <text:p>$0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44:.F52])" office:value-type="currency" office:currency="USD" office:value="2.357">
            <text:p>$2.36</text:p>
          </table:table-cell>
          <table:table-cell office:value-type="float" office:value="1">
            <text:p>1</text:p>
          </table:table-cell>
          <table:table-cell/>
          <table:table-cell table:formula="of:=[.E53]*[.D53]" office:value-type="currency" office:currency="USD" office:value="2.357">
            <text:p>$2.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9-MaxPwr</text:p>
          </table:table-cell>
          <table:table-cell office:value-type="string">
            <text:p>534-1285</text:p>
          </table:table-cell>
          <table:table-cell office:value-type="string">
            <text:p>187 spade terminals</text:p>
          </table:table-cell>
          <table:table-cell office:value-type="currency" office:currency="USD" office:value="0.123">
            <text:p>$0.12</text:p>
          </table:table-cell>
          <table:table-cell office:value-type="float" office:value="11">
            <text:p>11</text:p>
          </table:table-cell>
          <table:table-cell table:formula="of:=[.E55]*[.D55]" office:value-type="currency" office:currency="USD" office:value="1.353">
            <text:p>$1.3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71-6404562</text:p>
          </table:table-cell>
          <table:table-cell office:value-type="string">
            <text:p>1x2 pin 100 mil header</text:p>
          </table:table-cell>
          <table:table-cell office:value-type="currency" office:currency="USD" office:value="0.069">
            <text:p>$0.07</text:p>
          </table:table-cell>
          <table:table-cell office:value-type="float" office:value="4">
            <text:p>4</text:p>
          </table:table-cell>
          <table:table-cell table:formula="of:=[.E56]*[.D56]" office:value-type="currency" office:currency="USD" office:value="0.276">
            <text:p>$0.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03-MFR-25FRF52100K</text:p>
          </table:table-cell>
          <table:table-cell office:value-type="string">
            <text:p>100K through hole resistors</text:p>
          </table:table-cell>
          <table:table-cell office:value-type="currency" office:currency="USD" office:value="0.015">
            <text:p>$0.02</text:p>
          </table:table-cell>
          <table:table-cell office:value-type="float" office:value="3">
            <text:p>3</text:p>
          </table:table-cell>
          <table:table-cell table:formula="of:=[.E57]*[.D57]" office:value-type="currency" office:currency="USD" office:value="0.045">
            <text:p>$0.0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39-29-9243</text:p>
          </table:table-cell>
          <table:table-cell office:value-type="string">
            <text:p>2x12 PC Power connector</text:p>
          </table:table-cell>
          <table:table-cell office:value-type="currency" office:currency="USD" office:value="1.94">
            <text:p>$1.94</text:p>
          </table:table-cell>
          <table:table-cell office:value-type="float" office:value="7">
            <text:p>7</text:p>
          </table:table-cell>
          <table:table-cell table:formula="of:=[.E58]*[.D58]" office:value-type="currency" office:currency="USD" office:value="13.58">
            <text:p>$13.5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CB board</text:p>
          </table:table-cell>
          <table:table-cell/>
          <table:table-cell office:value-type="currency" office:currency="USD" office:value="3">
            <text:p>$3.00</text:p>
          </table:table-cell>
          <table:table-cell office:value-type="float" office:value="1">
            <text:p>1</text:p>
          </table:table-cell>
          <table:table-cell table:formula="of:=[.E59]*[.D59]" office:value-type="currency" office:currency="USD" office:value="3">
            <text:p>$3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55:.F59])" office:value-type="currency" office:currency="USD" office:value="18.254">
            <text:p>$18.25</text:p>
          </table:table-cell>
          <table:table-cell office:value-type="float" office:value="1">
            <text:p>1</text:p>
          </table:table-cell>
          <table:table-cell/>
          <table:table-cell table:formula="of:=[.E60]*[.D60]" office:value-type="currency" office:currency="USD" office:value="18.254">
            <text:p>$18.25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Board Total</text:p>
          </table:table-cell>
          <table:table-cell table:number-columns-repeated="5"/>
          <table:table-cell table:formula="of:=SUM([.G3:.G60])" office:value-type="currency" office:currency="USD" office:value="103.593">
            <text:p>$103.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>
            <text:p>Connectors</text:p>
          </table:table-cell>
          <table:table-cell table:number-columns-repeated="1023"/>
        </table:table-row>
        <table:table-row table:style-name="ro1">
          <table:table-cell office:value-type="string">
            <text:p>1006-Rs232</text:p>
          </table:table-cell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1">
            <text:p>1</text:p>
          </table:table-cell>
          <table:table-cell table:formula="of:=[.E64]*[.D64]" office:value-type="currency" office:currency="USD" office:value="0.133">
            <text:p>$0.1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4">
            <text:p>4</text:p>
          </table:table-cell>
          <table:table-cell table:formula="of:=[.E65]*[.D65]" office:value-type="currency" office:currency="USD" office:value="0.368">
            <text:p>$0.3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64:.F65])" office:value-type="currency" office:currency="USD" office:value="0.501">
            <text:p>$0.50</text:p>
          </table:table-cell>
          <table:table-cell office:value-type="float" office:value="1">
            <text:p>1</text:p>
          </table:table-cell>
          <table:table-cell/>
          <table:table-cell table:formula="of:=[.E66]*[.D66]" office:value-type="currency" office:currency="USD" office:value="0.501">
            <text:p>$0.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1-SolDrv</text:p>
          </table:table-cell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68]*[.D68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16">
            <text:p>16</text:p>
          </table:table-cell>
          <table:table-cell table:formula="of:=[.E69]*[.D69]" office:value-type="currency" office:currency="USD" office:value="1.472">
            <text:p>$1.4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8">
            <text:p>8</text:p>
          </table:table-cell>
          <table:table-cell table:formula="of:=[.E70]*[.D70]" office:value-type="currency" office:currency="USD" office:value="0.48">
            <text:p>$0.4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10">
            <text:p>10</text:p>
          </table:table-cell>
          <table:table-cell table:formula="of:=[.E71]*[.D71]" office:value-type="currency" office:currency="USD" office:value="0.8">
            <text:p>$0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68:.F71])" office:value-type="currency" office:currency="USD" office:value="3.018">
            <text:p>$3.02</text:p>
          </table:table-cell>
          <table:table-cell office:value-type="float" office:value="2">
            <text:p>2</text:p>
          </table:table-cell>
          <table:table-cell/>
          <table:table-cell table:formula="of:=[.E72]*[.D72]" office:value-type="currency" office:currency="USD" office:value="6.036">
            <text:p>$6.0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3-InpBrd</text:p>
          </table:table-cell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74]*[.D74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6">
            <text:p>16</text:p>
          </table:table-cell>
          <table:table-cell table:formula="of:=[.E75]*[.D75]" office:value-type="currency" office:currency="USD" office:value="0.96">
            <text:p>$0.9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4">
            <text:p>24</text:p>
          </table:table-cell>
          <table:table-cell table:formula="of:=[.E76]*[.D76]" office:value-type="currency" office:currency="USD" office:value="2.208">
            <text:p>$2.2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74:.F76])" office:value-type="currency" office:currency="USD" office:value="3.434">
            <text:p>$3.43</text:p>
          </table:table-cell>
          <table:table-cell office:value-type="float" office:value="2">
            <text:p>2</text:p>
          </table:table-cell>
          <table:table-cell/>
          <table:table-cell table:formula="of:=[.E77]*[.D77]" office:value-type="currency" office:currency="USD" office:value="6.868">
            <text:p>$6.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1-IncandDrv</text:p>
          </table:table-cell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4">
            <text:p>4</text:p>
          </table:table-cell>
          <table:table-cell table:formula="of:=[.E79]*[.D79]" office:value-type="currency" office:currency="USD" office:value="0.24">
            <text:p>$0.2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67</text:p>
          </table:table-cell>
          <table:table-cell office:value-type="string">
            <text:p>1x6 100 mil housing</text:p>
          </table:table-cell>
          <table:table-cell office:value-type="currency" office:currency="USD" office:value="0.182">
            <text:p>$0.18</text:p>
          </table:table-cell>
          <table:table-cell office:value-type="float" office:value="2">
            <text:p>2</text:p>
          </table:table-cell>
          <table:table-cell table:formula="of:=[.E80]*[.D80]" office:value-type="currency" office:currency="USD" office:value="0.364">
            <text:p>$0.3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0">
            <text:p>20</text:p>
          </table:table-cell>
          <table:table-cell table:formula="of:=[.E81]*[.D81]" office:value-type="currency" office:currency="USD" office:value="1.84">
            <text:p>$1.8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2">
            <text:p>2</text:p>
          </table:table-cell>
          <table:table-cell table:formula="of:=[.E82]*[.D82]" office:value-type="currency" office:currency="USD" office:value="0.16">
            <text:p>$0.1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79:.F82])" office:value-type="currency" office:currency="USD" office:value="2.604">
            <text:p>$2.60</text:p>
          </table:table-cell>
          <table:table-cell office:value-type="float" office:value="8">
            <text:p>8</text:p>
          </table:table-cell>
          <table:table-cell/>
          <table:table-cell table:formula="of:=[.E83]*[.D83]" office:value-type="currency" office:currency="USD" office:value="20.832">
            <text:p>$20.8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0-PiShield</text:p>
          </table:table-cell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3">
            <text:p>3</text:p>
          </table:table-cell>
          <table:table-cell table:formula="of:=[.E85]*[.D85]" office:value-type="currency" office:currency="USD" office:value="0.24">
            <text:p>$0.2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E86]*[.D86]" office:value-type="currency" office:currency="USD" office:value="0.06">
            <text:p>$0.0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87]*[.D87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10">
            <text:p>10</text:p>
          </table:table-cell>
          <table:table-cell table:formula="of:=[.E88]*[.D88]" office:value-type="currency" office:currency="USD" office:value="0.92">
            <text:p>$0.9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85:.F88])" office:value-type="currency" office:currency="USD" office:value="1.486">
            <text:p>$1.49</text:p>
          </table:table-cell>
          <table:table-cell office:value-type="float" office:value="1">
            <text:p>1</text:p>
          </table:table-cell>
          <table:table-cell/>
          <table:table-cell table:formula="of:=[.E89]*[.D89]" office:value-type="currency" office:currency="USD" office:value="1.486">
            <text:p>$1.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9-MaxPwr</text:p>
          </table:table-cell>
          <table:table-cell office:value-type="string">
            <text:p>538-39-01-2240</text:p>
          </table:table-cell>
          <table:table-cell office:value-type="string">
            <text:p>2x12 PC Power Housing</text:p>
          </table:table-cell>
          <table:table-cell office:value-type="currency" office:currency="USD" office:value="0.96">
            <text:p>$0.96</text:p>
          </table:table-cell>
          <table:table-cell office:value-type="float" office:value="1">
            <text:p>1</text:p>
          </table:table-cell>
          <table:table-cell table:formula="of:=[.E91]*[.D91]" office:value-type="currency" office:currency="USD" office:value="0.96">
            <text:p>$0.9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39-00-0208</text:p>
          </table:table-cell>
          <table:table-cell office:value-type="string">
            <text:p>PC Power crimps</text:p>
          </table:table-cell>
          <table:table-cell office:value-type="currency" office:currency="USD" office:value="0.12">
            <text:p>$0.12</text:p>
          </table:table-cell>
          <table:table-cell office:value-type="float" office:value="25">
            <text:p>25</text:p>
          </table:table-cell>
          <table:table-cell table:formula="of:=[.E92]*[.D92]" office:value-type="currency" office:currency="USD" office:value="3">
            <text:p>$3.00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806-SX1100-B </text:p>
          </table:table-cell>
          <table:table-cell office:value-type="string">
            <text:p>1x2 shunts</text:p>
          </table:table-cell>
          <table:table-cell office:value-type="currency" office:currency="USD" office:value="0.022">
            <text:p>$0.02</text:p>
          </table:table-cell>
          <table:table-cell office:value-type="float" office:value="4">
            <text:p>4</text:p>
          </table:table-cell>
          <table:table-cell table:formula="of:=[.E93]*[.D93]" office:value-type="currency" office:currency="USD" office:value="0.088">
            <text:p>$0.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E94]*[.D94]" office:value-type="currency" office:currency="USD" office:value="0.06">
            <text:p>$0.0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">
            <text:p>2</text:p>
          </table:table-cell>
          <table:table-cell table:formula="of:=[.E95]*[.D95]" office:value-type="currency" office:currency="USD" office:value="0.184">
            <text:p>$0.1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ard total</text:p>
          </table:table-cell>
          <table:table-cell/>
          <table:table-cell table:formula="of:=SUM([.F91:.F95])" office:value-type="currency" office:currency="USD" office:value="4.292">
            <text:p>$4.29</text:p>
          </table:table-cell>
          <table:table-cell office:value-type="float" office:value="1">
            <text:p>1</text:p>
          </table:table-cell>
          <table:table-cell/>
          <table:table-cell table:formula="of:=[.E96]*[.D96]" office:value-type="currency" office:currency="USD" office:value="4.292">
            <text:p>$4.2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tras</text:p>
          </table:table-cell>
          <table:table-cell office:value-type="string">
            <text:p>538-08-52-0123</text:p>
          </table:table-cell>
          <table:table-cell office:value-type="string">
            <text:p>100 mil terminals</text:p>
          </table:table-cell>
          <table:table-cell office:value-type="currency" office:currency="USD" office:value="0.092">
            <text:p>$0.09</text:p>
          </table:table-cell>
          <table:table-cell office:value-type="float" office:value="20">
            <text:p>20</text:p>
          </table:table-cell>
          <table:table-cell table:formula="of:=[.E98]*[.D98]" office:value-type="currency" office:currency="USD" office:value="1.84">
            <text:p>$1.8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592-2237</text:p>
          </table:table-cell>
          <table:table-cell office:value-type="string">
            <text:p>Spade connectors</text:p>
          </table:table-cell>
          <table:table-cell office:value-type="currency" office:currency="USD" office:value="0.08">
            <text:p>$0.08</text:p>
          </table:table-cell>
          <table:table-cell office:value-type="float" office:value="10">
            <text:p>10</text:p>
          </table:table-cell>
          <table:table-cell table:formula="of:=[.E99]*[.D99]" office:value-type="currency" office:currency="USD" office:value="0.8">
            <text:p>$0.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E100]*[.D100]" office:value-type="currency" office:currency="USD" office:value="0.266">
            <text:p>$0.2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38-22-01-2027</text:p>
          </table:table-cell>
          <table:table-cell office:value-type="string">
            <text:p>1x2 100 mil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4">
            <text:p>4</text:p>
          </table:table-cell>
          <table:table-cell table:formula="of:=[.E101]*[.D101]" office:value-type="currency" office:currency="USD" office:value="0.24">
            <text:p>$0.2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ra total</text:p>
          </table:table-cell>
          <table:table-cell/>
          <table:table-cell table:formula="of:=SUM([.F98:.F101])" office:value-type="currency" office:currency="USD" office:value="3.146">
            <text:p>$3.15</text:p>
          </table:table-cell>
          <table:table-cell office:value-type="float" office:value="1">
            <text:p>1</text:p>
          </table:table-cell>
          <table:table-cell/>
          <table:table-cell table:formula="of:=[.E102]*[.D102]" office:value-type="currency" office:currency="USD" office:value="3.146">
            <text:p>$3.15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2" table:number-rows-spanned="1">
            <text:p>Connector Total</text:p>
          </table:table-cell>
          <table:covered-table-cell/>
          <table:table-cell table:number-columns-repeated="4"/>
          <table:table-cell table:formula="of:=SUM([.G64:.G102])" office:value-type="currency" office:currency="USD" office:value="43.161">
            <text:p>$43.16</text:p>
          </table:table-cell>
          <table:table-cell table:number-columns-repeated="1017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Total</text:p>
          </table:table-cell>
          <table:table-cell table:number-columns-repeated="5"/>
          <table:table-cell table:formula="of:=[.G61]+[.G103]" office:value-type="currency" office:currency="USD" office:value="146.754">
            <text:p>$146.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Total</text:p>
          </table:table-cell>
          <table:table-cell office:value-type="string">
            <text:p>USPS small flat rate box</text:p>
          </table:table-cell>
          <table:table-cell table:number-columns-repeated="4"/>
          <table:table-cell office:value-type="currency" office:currency="USD" office:value="5.8">
            <text:p>$5.80</text:p>
          </table:table-cell>
          <table:table-cell table:number-columns-repeated="1017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8/30/2014</text:date>, <text:time>10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6M1S</meta:editing-duration>
    <meta:editing-cycles>35</meta:editing-cycles>
    <meta:generator>OpenOffice/4.1.1$Win32 OpenOffice.org_project/411m6$Build-9775</meta:generator>
    <dc:date>2014-08-30T10:19:27.34</dc:date>
    <dc:creator>H </dc:creator>
    <meta:document-statistic meta:table-count="3" meta:cell-count="441" meta:object-count="0"/>
    <meta:user-defined meta:name="Info 1"/>
    <meta:user-defined meta:name="Info 2"/>
    <meta:user-defined meta:name="Info 3"/>
    <meta:user-defined meta:name="Info 4"/>
  </office:meta>
</office:document-meta>
</file>